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556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1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05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4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title">
      <style:graphic-properties fo:min-height="3.239cm"/>
    </style:style>
    <style:style style:name="pr7" style:family="presentation" style:parent-style-name="Default-outline1">
      <style:graphic-properties fo:min-height="13.594cm"/>
    </style:style>
    <style:style style:name="pr8" style:family="presentation" style:parent-style-name="Default-notes">
      <style:graphic-properties draw:fill-color="#ffffff" fo:min-height="12.305cm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814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title">
      <style:graphic-properties draw:auto-grow-height="true" fo:min-height="3.49cm"/>
    </style:style>
    <style:style style:name="pr11" style:family="presentation" style:parent-style-name="Default-outline1">
      <style:graphic-properties draw:auto-grow-height="true" fo:min-height="13.845cm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02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82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87%" fo:text-indent="0cm" style:line-break="strict"/>
    </style:style>
    <style:style style:name="P4" style:family="paragraph">
      <style:paragraph-properties fo:margin-left="0cm" fo:margin-right="0cm" fo:margin-top="0cm" fo:margin-bottom="0cm" fo:line-height="100%" fo:text-indent="0cm" style:line-break="strict"/>
    </style:style>
    <style:style style:name="P5" style:family="paragraph">
      <style:paragraph-properties fo:margin-left="0cm" fo:margin-right="0cm" fo:margin-top="0cm" fo:margin-bottom="0.502cm" fo:line-height="87%" fo:text-indent="0cm" style:line-break="strict"/>
    </style:style>
    <style:style style:name="P6" style:family="paragraph">
      <style:paragraph-properties fo:margin-left="0cm" fo:margin-right="0cm" fo:line-height="81%" fo:text-indent="0cm" style:line-break="strict"/>
    </style:style>
    <style:style style:name="P7" style:family="paragraph">
      <style:paragraph-properties fo:margin-left="0cm" fo:margin-right="0cm" fo:line-height="100%" fo:text-indent="0cm" style:line-break="stric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.508cm" fo:line-height="100%" fo:text-indent="0cm" style:line-break="strict"/>
    </style:style>
    <style:style style:name="P10" style:family="paragraph">
      <style:paragraph-properties fo:margin-left="0cm" fo:margin-right="0cm" fo:margin-top="0cm" fo:margin-bottom="0.502cm" fo:line-height="100%" fo:text-indent="0cm" style:line-break="strict"/>
    </style:style>
    <style:style style:name="P11" style:family="paragraph">
      <style:paragraph-properties fo:margin-left="0cm" fo:margin-right="0cm" fo:margin-top="0cm" fo:margin-bottom="0.502cm" fo:line-height="81%" fo:text-indent="0cm" style:line-break="strict"/>
    </style:style>
    <style:style style:name="P12" style:family="paragraph">
      <style:paragraph-properties fo:margin-left="0cm" fo:margin-right="0cm" fo:margin-top="0cm" fo:margin-bottom="0.401cm" fo:line-height="81%" fo:text-indent="0cm" style:line-break="strict"/>
    </style:style>
    <style:style style:name="P13" style:family="paragraph">
      <style:paragraph-properties fo:margin-top="0cm" fo:margin-bottom="0.508cm"/>
    </style:style>
    <style:style style:name="P14" style:family="paragraph">
      <style:paragraph-properties fo:margin-left="0cm" fo:margin-right="0cm" fo:margin-top="0cm" fo:margin-bottom="0cm" fo:line-height="81%" fo:text-indent="0cm" style:line-break="strict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color="#000000" fo:language="en" fo:country="GB"/>
    </style:style>
    <style:style style:name="T4" style:family="text">
      <style:text-properties fo:font-size="24pt" fo:language="en" fo:country="GB" style:font-size-asian="24pt" style:font-size-complex="24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95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1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8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91cm" text:min-label-width="0.794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86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9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draw:custom-shape draw:style-name="gr1" draw:text-style-name="P2" draw:layer="layout" svg:width="25.197cm" svg:height="17.934cm" svg:x="1.398cm" svg:y="0.838cm">
          <text:p text:style-name="P1"><text:span text:style-name="T1">Standards of</text:span><text:span text:style-name="T1"><text:line-break/></text:span><text:span text:style-name="T1">Embedded Computer System</text:span><text:span text:style-name="T1"><text:line-break/></text:span><text:span text:style-name="T1"><text:line-break/></text:span><text:span text:style-name="T1">Chapter 2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93cm" svg:height="3.251cm" svg:x="1.397cm" svg:y="0.961cm" presentation:class="title" presentation:user-transformed="true">
          <draw:text-box>
            <text:p text:style-name="P3"><text:span text:style-name="T2">Why Standards?</text:span></text:p>
          </draw:text-box>
        </draw:frame>
        <draw:frame presentation:style-name="pr3" draw:text-style-name="P2" draw:layer="layout" svg:width="25.193cm" svg:height="13.61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A LCD TV</text:span></text:p>
                <text:list>
                  <text:list-item>
                    <text:p><text:span text:style-name="T2">LCD panel made by Samsung</text:span></text:p>
                  </text:list-item>
                  <text:list-item>
                    <text:p><text:span text:style-name="T2">TV controller made by RCA</text:span></text:p>
                  </text:list-item>
                  <text:list-item>
                    <text:p><text:span text:style-name="T2">TV receiver made by Motorola</text:span></text:p>
                  </text:list-item>
                  <text:list-item>
                    <text:p><text:span text:style-name="T2">Cable provided by Time Warner</text:span></text:p>
                  </text:list-item>
                  <text:list-item>
                    <text:p><text:span text:style-name="T2">Content provided by HBO</text:span></text:p>
                  </text:list-item>
                </text:list>
              </text:list-item>
              <text:list-item>
                <text:p text:style-name="P4"><text:span text:style-name="T2">How many components?</text:span></text:p>
              </text:list-item>
              <text:list-item>
                <text:p text:style-name="P4"><text:span text:style-name="T2">How many interfaces?</text:span></text:p>
              </text:list-item>
              <text:list-item>
                <text:p text:style-name="P4"><text:span text:style-name="T2">How many standards are needed?</text:span></text:p>
                <text:list>
                  <text:list-item>
                    <text:p><text:span text:style-name="T2">Interactive vs. non-interactive conten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6cm" svg:height="10.47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93cm" svg:height="3.251cm" svg:x="1.397cm" svg:y="0.961cm" presentation:class="title" presentation:user-transformed="true">
          <draw:text-box>
            <text:p text:style-name="P3"><text:span text:style-name="T2">Standards</text:span></text:p>
          </draw:text-box>
        </draw:frame>
        <draw:frame presentation:style-name="pr3" draw:text-style-name="P2" draw:layer="layout" svg:width="25.193cm" svg:height="13.61cm" svg:x="1.397cm" svg:y="4.911cm" presentation:class="outline" presentation:user-transformed="true">
          <draw:text-box>
            <text:list text:style-name="L3">
              <text:list-item>
                <text:p text:style-name="P5"><text:span text:style-name="T2">Market or application specific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Most embedded devices have market specific standards : HDTV standards, cell phone standards, ...</text:span></text:p>
                  </text:list-item>
                  <text:list-item>
                    <text:p text:style-name="P4"><text:span text:style-name="T2">AT&amp;T vs Verizon</text:span></text:p>
                  </text:list-item>
                  <text:list-item>
                    <text:p text:style-name="P4"><text:span text:style-name="T2">iOS vs Android vs Symbian vs WebOS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General purpos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Not for any specific device or application</text:span></text:p>
                  </text:list-item>
                  <text:list-item>
                    <text:p text:style-name="P4"><text:span text:style-name="T2">Networking: TCP/IP, HTTP, HTML</text:span></text:p>
                  </text:list-item>
                  <text:list-item>
                    <text:p text:style-name="P4"><text:span text:style-name="T2">Security: SSL</text:span></text:p>
                  </text:list-item>
                  <text:list-item>
                    <text:p text:style-name="P4"><text:span text:style-name="T2">Quality: ISO9000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6cm" svg:height="10.47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Standard Examples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System development (software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General purpose languages</text:span></text:p>
                  </text:list-item>
                  <text:list-item>
                    <text:p text:style-name="P4"><text:span text:style-name="T2">Connection between programmers and devices</text:span></text:p>
                  </text:list-item>
                  <text:list-item>
                    <text:p text:style-name="P4"><text:span text:style-name="T2">Common procedure of development</text:span></text:p>
                  </text:list-item>
                  <text:list-item>
                    <text:p text:style-name="P4"><text:span text:style-name="T2">Mostly used tool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Networking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The way devices talk to each other</text:span></text:p>
                  </text:list-item>
                  <text:list-item>
                    <text:p text:style-name="P4"><text:span text:style-name="T2">Specifications for different devices</text:span></text:p>
                  </text:list-item>
                  <text:list-item>
                    <text:p text:style-name="P4"><text:span text:style-name="T2">Specifications for different layers</text:span></text:p>
                    <text:list>
                      <text:list-item>
                        <text:p><text:span text:style-name="T2">Devices and system components at different lay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93cm" svg:height="3.251cm" svg:x="1.397cm" svg:y="1.085cm" presentation:class="title" presentation:user-transformed="true">
          <draw:text-box>
            <text:p text:style-name="P7"><text:span text:style-name="T2">Programming Language</text:span></text:p>
          </draw:text-box>
        </draw:frame>
        <draw:frame presentation:style-name="pr5" draw:text-style-name="P2" draw:layer="layout" svg:width="25.193cm" svg:height="13.614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No single language perfect for every system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Designed to perform a dedicated func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Machine code (Atmega128)‏</text:span></text:p>
                <text:list>
                  <text:list-item>
                    <text:p><text:span text:style-name="T3">Binary, hardware dependent</text:span></text:p>
                  </text:list-item>
                </text:list>
              </text:list-item>
              <text:list-item>
                <text:p text:style-name="P4"><text:span text:style-name="T3">Assembly (AVR)‏</text:span></text:p>
              </text:list-item>
            </text:list>
            <text:list text:style-name="L4">
              <text:list-item>
                <text:list>
                  <text:list-item>
                    <text:p><text:span text:style-name="T3">Maybe hardware independen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High level (C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, hardware independent, procedur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Very high level (NesC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3">C++, Java, OO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6cm" svg:height="10.473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6" draw:layer="layout" svg:width="25.179cm" svg:height="3.239cm" svg:x="1.397cm" svg:y="0.963cm" presentation:class="title">
          <draw:text-box>
            <text:p>Compilation</text:p>
          </draw:text-box>
        </draw:frame>
        <draw:frame presentation:style-name="pr7" draw:layer="layout" svg:width="25.179cm" svg:height="13.594cm" svg:x="1.397cm" svg:y="4.911cm" presentation:class="outline" presentation:user-transformed="true">
          <draw:text-box>
            <text:list text:style-name="L3">
              <text:list-item>
                <text:p text:style-name="P8">Source code -&gt; executable</text:p>
                <text:list>
                  <text:list-item>
                    <text:p text:style-name="P8">Preprocess -&gt; source code</text:p>
                  </text:list-item>
                  <text:list-item>
                    <text:p text:style-name="P8">Compile -&gt; object code</text:p>
                  </text:list-item>
                  <text:list-item>
                    <text:p text:style-name="P8">Link -&gt; executable code</text:p>
                  </text:list-item>
                </text:list>
              </text:list-item>
              <text:list-item>
                <text:p text:style-name="P4"><text:span text:style-name="T2">Host : where a program is compiled</text:span></text:p>
              </text:list-item>
              <text:list-item>
                <text:p text:style-name="P4"><text:span text:style-name="T2">Target : where a program is executed</text:span></text:p>
              </text:list-item>
              <text:list-item>
                <text:p text:style-name="P4">Host = Target in regular computer</text:p>
              </text:list-item>
              <text:list-item>
                <text:p text:style-name="P4">In embedded system</text:p>
                <text:list>
                  <text:list-item>
                    <text:p text:style-name="P8">Host is a regular computer</text:p>
                  </text:list-item>
                  <text:list-item>
                    <text:p text:style-name="P8">Target is the embedded system</text:p>
                  </text:list-item>
                  <text:list-item>
                    <text:p text:style-name="P8">Cross-compilation : avr-gcc or gcc -b av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52cm" svg:height="10.461cm" svg:x="3.81cm" svg:y="2.121cm" draw:page-number="6" presentation:class="page"/>
          <draw:frame presentation:style-name="pr8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7"><text:span text:style-name="T2">Cross-compilation</text:span></text:p>
          </draw:text-box>
        </draw:frame>
        <draw:frame presentation:style-name="pr9" draw:text-style-name="P2" draw:layer="layout" svg:width="25.188cm" svg:height="14.814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Source to executable : Figure 2-4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Pre-process at host</text:span></text:p>
                    <text:list>
                      <text:list-item>
                        <text:p text:style-name="P4"><text:span text:style-name="T2">nesC -&gt; C</text:span></text:p>
                      </text:list-item>
                      <text:list-item>
                        <text:p text:style-name="P4"><text:span text:style-name="T2">Macro</text:span></text:p>
                      </text:list-item>
                    </text:list>
                  </text:list-item>
                  <text:list-item>
                    <text:p text:style-name="P4"><text:span text:style-name="T2">Compile at host</text:span></text:p>
                    <text:list>
                      <text:list-item>
                        <text:p text:style-name="P4"><text:span text:style-name="T2">C -&gt; machine code</text:span></text:p>
                      </text:list-item>
                      <text:list-item>
                        <text:p text:style-name="P4"><text:span text:style-name="T2">Source file -&gt; object file</text:span></text:p>
                      </text:list-item>
                    </text:list>
                  </text:list-item>
                  <text:list-item>
                    <text:p text:style-name="P4"><text:span text:style-name="T2">Link at host</text:span></text:p>
                    <text:list>
                      <text:list-item>
                        <text:p text:style-name="P4"><text:span text:style-name="T2">Add library and system codes</text:span></text:p>
                      </text:list-item>
                      <text:list-item>
                        <text:p text:style-name="P4"><text:span text:style-name="T2">Object file -&gt; executable file</text:span></text:p>
                      </text:list-item>
                    </text:list>
                  </text:list-item>
                  <text:list-item>
                    <text:p text:style-name="P4"><text:span text:style-name="T2">Extract at host</text:span></text:p>
                    <text:list>
                      <text:list-item>
                        <text:p text:style-name="P4"><text:span text:style-name="T2">Executable -&gt; target machine code (native code)</text:span></text:p>
                      </text:list-item>
                    </text:list>
                  </text:list-item>
                  <text:list-item>
                    <text:p><text:span text:style-name="T2">Upload and execute : targe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Interpreter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9"><text:span text:style-name="T2">Compile</text:span></text:p>
                <text:list>
                  <text:list-item>
                    <text:p><text:span text:style-name="T2">Java source code (.java) -&gt; Java byte code (.class)</text:span></text:p>
                  </text:list-item>
                </text:list>
              </text:list-item>
              <text:list-item>
                <text:p text:style-name="P10"><text:span text:style-name="T2">Generate machine code one line at a tim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Java byte code -&gt; machine code (native code)</text:span></text:p>
                  </text:list-item>
                  <text:list-item>
                    <text:p text:style-name="P4"><text:span text:style-name="T2">Scripting languages : shell, perl</text:span></text:p>
                  </text:list-item>
                  <text:list-item>
                    <text:p text:style-name="P4"><text:span text:style-name="T2">Platform dependent (interpreter)‏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Benefit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Platform independent for applications</text:span></text:p>
                  </text:list-item>
                  <text:list-item>
                    <text:p text:style-name="P4"><text:span text:style-name="T2">Flexibility in development</text:span></text:p>
                  </text:list-item>
                  <text:list-item>
                    <text:p text:style-name="P4"><text:span text:style-name="T2">Rapid prototyping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JVM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11"><text:span text:style-name="T2">Application lay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Java APIs</text:span></text:p>
                  </text:list-item>
                  <text:list-item>
                    <text:p text:style-name="P12"><text:span text:style-name="T2">Class load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System lay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Java OS : thread, schedule, IO, memory, ..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Hardware layer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Java device driver</text:span></text:p>
                  </text:list-item>
                  <text:list-item>
                    <text:p text:style-name="P12"><text:span text:style-name="T2">Code executi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JVM is in Figure 2-12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 presentation:use-footer-name="ftr1" presentation:use-date-time-name="dtd1">
        <draw:frame presentation:style-name="pr10" draw:layer="layout" svg:width="25.179cm" svg:height="3.49cm" svg:x="1.397cm" svg:y="0.838cm" presentation:class="title">
          <draw:text-box>
            <text:p>(J)VM Architecture</text:p>
          </draw:text-box>
        </draw:frame>
        <draw:frame presentation:style-name="pr11" draw:layer="layout" svg:width="12.286cm" svg:height="13.845cm" svg:x="1.397cm" svg:y="4.911cm" presentation:class="outline">
          <draw:text-box>
            <text:list text:style-name="L3">
              <text:list-item>
                <text:p text:style-name="P13">Windows CE</text:p>
              </text:list-item>
              <text:list-item>
                <text:p text:style-name="P13">Application Layer</text:p>
                <text:list>
                  <text:list-item>
                    <text:p>Applications</text:p>
                  </text:list-item>
                  <text:list-item>
                    <text:p>JVM</text:p>
                  </text:list-item>
                </text:list>
              </text:list-item>
              <text:list-item>
                <text:p text:style-name="P13">System layer</text:p>
                <text:list>
                  <text:list-item>
                    <text:p>OS</text:p>
                  </text:list-item>
                </text:list>
              </text:list-item>
              <text:list-item>
                <text:p text:style-name="P13">Hardware layer</text:p>
                <text:list>
                  <text:list-item>
                    <text:p>Driver</text:p>
                  </text:list-item>
                  <text:list-item>
                    <text:p>Hardware</text:p>
                  </text:list-item>
                </text:list>
              </text:list-item>
            </text:list>
          </draw:text-box>
        </draw:frame>
        <draw:frame presentation:style-name="pr7" draw:layer="layout" svg:width="12.286cm" svg:height="13.822cm" svg:x="14.298cm" svg:y="4.911cm" presentation:class="outline" presentation:user-transformed="true">
          <draw:text-box>
            <text:list text:style-name="L3">
              <text:list-item>
                <text:p text:style-name="P13">Sun SPOT</text:p>
              </text:list-item>
              <text:list-item>
                <text:p text:style-name="P13">Application Layer</text:p>
                <text:list>
                  <text:list-item>
                    <text:p>Applications</text:p>
                    <text:p/>
                  </text:list-item>
                </text:list>
              </text:list-item>
              <text:list-item>
                <text:p text:style-name="P13">System layer</text:p>
                <text:list>
                  <text:list-item>
                    <text:p>JVM</text:p>
                  </text:list-item>
                </text:list>
              </text:list-item>
              <text:list-item>
                <text:p text:style-name="P13">Hardware layer</text:p>
                <text:list>
                  <text:list-item>
                    <text:p>Driver</text:p>
                  </text:list-item>
                  <text:list-item>
                    <text:p>Hard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52cm" svg:height="10.461cm" svg:x="3.81cm" svg:y="2.121cm" draw:page-number="10" presentation:class="page"/>
          <draw:frame presentation:style-name="pr8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JVM</text:span></text:p>
          </draw:text-box>
        </draw:frame>
        <draw:frame presentation:style-name="pr12" draw:text-style-name="P2" draw:layer="layout" svg:width="25.188cm" svg:height="13.702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JVM classes : APIs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Platform independent : J2ME</text:span></text:p>
                  </text:list-item>
                  <text:list-item>
                    <text:p text:style-name="P4"><text:span text:style-name="T2">Platform dependent : extension to J2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Class loader</text:span></text:p>
                <text:list>
                  <text:list-item>
                    <text:p><text:span text:style-name="T2">Load application classes and JVM classes</text:span></text:p>
                  </text:list-item>
                </text:list>
              </text:list-item>
              <text:list-item>
                <text:p text:style-name="P4"><text:span text:style-name="T2">Execution engine</text:span></text:p>
                <text:list>
                  <text:list-item>
                    <text:p><text:span text:style-name="T2">Garbage collector</text:span></text:p>
                    <text:list>
                      <text:list-item>
                        <text:p><text:span text:style-name="T2">Clean deallocated memory</text:span></text:p>
                      </text:list-item>
                    </text:list>
                  </text:list-item>
                  <text:list-item>
                    <text:p><text:span text:style-name="T2">Code execution</text:span></text:p>
                    <text:list>
                      <text:list-item>
                        <text:p><text:span text:style-name="T2">Execute java bytec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6" draw:layer="layout" svg:width="25.179cm" svg:height="3.239cm" svg:x="1.397cm" svg:y="0.963cm" presentation:class="title">
          <draw:text-box>
            <text:p>JVM</text:p>
          </draw:text-box>
        </draw:frame>
        <draw:frame presentation:style-name="pr7" draw:layer="layout" svg:width="25.179cm" svg:height="13.629cm" svg:x="1.397cm" svg:y="4.911cm" presentation:class="outline" presentation:user-transformed="true">
          <draw:text-box>
            <text:list text:style-name="L3">
              <text:list-item>
                <text:p><text:span text:style-name="T2">Garbage collector</text:span></text:p>
                <text:list>
                  <text:list-item>
                    <text:p text:style-name="P8"><text:span text:style-name="T2">Between virtual memory and real memory</text:span></text:p>
                  </text:list-item>
                  <text:list-item>
                    <text:p text:style-name="P8"><text:span text:style-name="T2">Copying GC, Figure 2-13</text:span></text:p>
                    <text:list>
                      <text:list-item>
                        <text:p text:style-name="P8"><text:span text:style-name="T2">Copy objects in use into a new memory block and then remove the old memory block.</text:span></text:p>
                      </text:list-item>
                      <text:list-item>
                        <text:p text:style-name="P8"><text:span text:style-name="T2">Copy is slow and cannot be interrupted.</text:span></text:p>
                      </text:list-item>
                    </text:list>
                  </text:list-item>
                  <text:list-item>
                    <text:p text:style-name="P8"><text:span text:style-name="T2">Mark and sweep GC, Figure 2-14</text:span></text:p>
                    <text:list>
                      <text:list-item>
                        <text:p text:style-name="P8"><text:span text:style-name="T2">Mark objects in use and clean objects not in use.</text:span></text:p>
                      </text:list-item>
                      <text:list-item>
                        <text:p text:style-name="P8"><text:span text:style-name="T2">Generate memory fragments.</text:span></text:p>
                      </text:list-item>
                    </text:list>
                  </text:list-item>
                  <text:list-item>
                    <text:p text:style-name="P8"><text:span text:style-name="T2">Generation GC, Figure 2-15</text:span></text:p>
                    <text:list>
                      <text:list-item>
                        <text:p text:style-name="P8"><text:span text:style-name="T2">Objects are put into different groups (generations) according to their usages.</text:span></text:p>
                      </text:list-item>
                      <text:list-item>
                        <text:p text:style-name="P8"><text:span text:style-name="T2">No need to use copying GC on long-lived objec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52cm" svg:height="10.461cm" svg:x="3.81cm" svg:y="2.121cm" draw:page-number="12" presentation:class="page"/>
          <draw:frame presentation:style-name="pr8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6" draw:layer="layout" svg:width="25.179cm" svg:height="3.239cm" svg:x="1.397cm" svg:y="0.963cm" presentation:class="title">
          <draw:text-box>
            <text:p>JVM</text:p>
          </draw:text-box>
        </draw:frame>
        <draw:frame presentation:style-name="pr7" draw:layer="layout" svg:width="25.179cm" svg:height="13.594cm" svg:x="1.397cm" svg:y="4.911cm" presentation:class="outline">
          <draw:text-box>
            <text:list text:style-name="L3">
              <text:list-item>
                <text:p text:style-name="P4"><text:span text:style-name="T2">Code execution</text:span></text:p>
                <text:list>
                  <text:list-item>
                    <text:p><text:span text:style-name="T2">Between virtual code and native code</text:span></text:p>
                  </text:list-item>
                  <text:list-item>
                    <text:p><text:span text:style-name="T2">Interpretation, Figure 2-16</text:span></text:p>
                    <text:list>
                      <text:list-item>
                        <text:p><text:span text:style-name="T2">Each byte code instruction is converted into a native code instruction, regardless how many times it is executed.</text:span></text:p>
                      </text:list-item>
                    </text:list>
                  </text:list-item>
                  <text:list-item>
                    <text:p><text:span text:style-name="T2">Just-in-time, Figure 2-17</text:span></text:p>
                    <text:list>
                      <text:list-item>
                        <text:p><text:span text:style-name="T2">A byte code instruction (a function) is interpreted once and stored in memory for future execution.</text:span></text:p>
                      </text:list-item>
                    </text:list>
                  </text:list-item>
                  <text:list-item>
                    <text:p><text:span text:style-name="T2">Way-ahead-of-time, Figure 2-18</text:span></text:p>
                    <text:list>
                      <text:list-item>
                        <text:p><text:span text:style-name="T2">A whole program is interpreted and stored in memory before execution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52cm" svg:height="10.461cm" svg:x="3.81cm" svg:y="2.121cm" draw:page-number="13" presentation:class="page"/>
          <draw:frame presentation:style-name="pr8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 presentation:use-footer-name="ftr1" presentation:use-date-time-name="dtd1">
        <draw:frame presentation:style-name="pr10" draw:layer="layout" svg:width="25.179cm" svg:height="3.49cm" svg:x="1.397cm" svg:y="0.838cm" presentation:class="title">
          <draw:text-box>
            <text:p>JVM</text:p>
          </draw:text-box>
        </draw:frame>
        <draw:frame presentation:style-name="pr11" draw:layer="layout" svg:width="12.286cm" svg:height="13.845cm" svg:x="1.397cm" svg:y="4.911cm" presentation:class="outline">
          <draw:text-box>
            <text:list text:style-name="L3">
              <text:list-item>
                <text:p>C</text:p>
                <text:list>
                  <text:list-item>
                    <text:p>Memory access</text:p>
                  </text:list-item>
                  <text:list-item>
                    <text:p>Code execution</text:p>
                  </text:list-item>
                </text:list>
              </text:list-item>
              <text:list-item>
                <text:p>JVM</text:p>
                <text:list>
                  <text:list-item>
                    <text:p>Memory access</text:p>
                  </text:list-item>
                  <text:list-item>
                    <text:p>Code execution</text:p>
                  </text:list-item>
                </text:list>
              </text:list-item>
            </text:list>
          </draw:text-box>
        </draw:frame>
        <draw:frame presentation:style-name="pr7" draw:layer="layout" svg:width="12.286cm" svg:height="13.594cm" svg:x="14.298cm" svg:y="4.911cm" presentation:class="outline" presentation:user-transformed="true">
          <draw:text-box>
            <text:p/>
            <text:p>int i;</text:p>
            <text:p>int c[10]; // in C</text:p>
            <text:p>// in java</text:p>
            <text:p>// int[] c=new int[10];</text:p>
            <text:p>for (i=0;i&lt;20;i++)</text:p>
            <text:p><text:s text:c="2"/>c[i]=i*2;</text:p>
            <text:p/>
          </draw:text-box>
        </draw:frame>
        <presentation:notes draw:style-name="dp2">
          <draw:page-thumbnail draw:style-name="gr3" draw:layer="layout" svg:width="13.952cm" svg:height="10.461cm" svg:x="3.81cm" svg:y="2.121cm" draw:page-number="14" presentation:class="page"/>
          <draw:frame presentation:style-name="pr8" draw:layer="layout" svg:width="17.255cm" svg:height="12.305cm" svg:x="2.16cm" svg:y="13.26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.NET Compact Framework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11"><text:span text:style-name="T2">Source cod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#, VB, ...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Microsoft intermediate language (MSIL)‏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Microsoft common language specificati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Class loader</text:span></text:p>
              </text:list-item>
              <text:list-item>
                <text:p text:style-name="P11"><text:span text:style-name="T2">JIT compiler (interpreter)</text:span></text:p>
                <text:list>
                  <text:list-item>
                    <text:p><text:span text:style-name="T2">Not compile source code to MSIL</text:span></text:p>
                  </text:list-item>
                  <text:list-item>
                    <text:p><text:span text:style-name="T2">But code execution engine</text:span></text:p>
                  </text:list-item>
                  <text:list-item>
                    <text:p><text:span text:style-name="T2">Transform/compile MSIL to target native cod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7"><text:span text:style-name="T2">Networking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Distance and network siz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LAN, 1Km, 100 computers</text:span></text:p>
                    <text:list>
                      <text:list-item>
                        <text:p text:style-name="P4"><text:span text:style-name="T2">PAN</text:span></text:p>
                      </text:list-item>
                    </text:list>
                  </text:list-item>
                  <text:list-item>
                    <text:p text:style-name="P4"><text:span text:style-name="T2">WAN, 10-100Km, 1K-10K computers</text:span></text:p>
                    <text:list>
                      <text:list-item>
                        <text:p text:style-name="P4"><text:span text:style-name="T2">MAN, CAN</text:span></text:p>
                      </text:list-item>
                    </text:list>
                  </text:list-item>
                  <text:list-item>
                    <text:p text:style-name="P4"><text:span text:style-name="T2">Internet, global, all computer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Physical medium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4">Unshielded twisted pair (UTP), 10M-1Gbps</text:span></text:p>
                  </text:list-item>
                  <text:list-item>
                    <text:p text:style-name="P4"><text:span text:style-name="T4">Coaxial, 10M-1Gbps</text:span></text:p>
                  </text:list-item>
                  <text:list-item>
                    <text:p text:style-name="P4"><text:span text:style-name="T4">Fiber optic, 1G-1Tbps</text:span></text:p>
                  </text:list-item>
                  <text:list-item>
                    <text:p text:style-name="P4"><text:span text:style-name="T4">Microwave, 100K-1Gbps</text:span></text:p>
                  </text:list-item>
                  <text:list-item>
                    <text:p text:style-name="P4"><text:span text:style-name="T4">Infrared, 10K-100Mbps</text:span></text:p>
                  </text:list-item>
                  <text:list-item>
                    <text:p text:style-name="P4"><text:span text:style-name="T4">Laser, 10M-10Gbp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7"><text:span text:style-name="T2">Network Model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Architectur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Client/server</text:span></text:p>
                  </text:list-item>
                  <text:list-item>
                    <text:p text:style-name="P4"><text:span text:style-name="T2">P2P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OSI, Open System Interconnec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Application layer</text:span></text:p>
                  </text:list-item>
                  <text:list-item>
                    <text:p text:style-name="P4"><text:span text:style-name="T2">Presentation layer</text:span></text:p>
                  </text:list-item>
                  <text:list-item>
                    <text:p text:style-name="P4"><text:span text:style-name="T2">Session layer</text:span></text:p>
                  </text:list-item>
                  <text:list-item>
                    <text:p text:style-name="P4"><text:span text:style-name="T2">Transport layer</text:span></text:p>
                  </text:list-item>
                  <text:list-item>
                    <text:p text:style-name="P4"><text:span text:style-name="T2">Network layer</text:span></text:p>
                  </text:list-item>
                  <text:list-item>
                    <text:p text:style-name="P4"><text:span text:style-name="T2">Data-link layer</text:span></text:p>
                  </text:list-item>
                  <text:list-item>
                    <text:p text:style-name="P4"><text:span text:style-name="T2">Physical lay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Embedded System vs OSI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10"><text:span text:style-name="T2">Application <text:s/>layer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OSI's upper three lay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System layer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OSI's middle three layers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Hardware layer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2">OSI's lower one lay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2">Networking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2">Data presentation, specification</text:span></text:p>
                  </text:list-item>
                  <text:list-item>
                    <text:p text:style-name="P4"><text:span text:style-name="T2">Data interpretation/processing, protoc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TCP/IP vs OSI</text:span></text:p>
          </draw:text-box>
        </draw:frame>
        <draw:frame presentation:style-name="pr4" draw:text-style-name="P2" draw:layer="layout" svg:width="25.188cm" svg:height="13.605cm" svg:x="1.398cm" svg:y="4.912cm" presentation:class="outline" presentation:user-transformed="true">
          <draw:text-box>
            <text:list text:style-name="L3">
              <text:list-item>
                <text:p text:style-name="P11"><text:span text:style-name="T2">Application lay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Application layer</text:span></text:p>
                  </text:list-item>
                  <text:list-item>
                    <text:p text:style-name="P14"><text:span text:style-name="T2">Presentation layer</text:span></text:p>
                  </text:list-item>
                  <text:list-item>
                    <text:p text:style-name="P14"><text:span text:style-name="T2">Session lay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Transport layer (TCP)‏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Transport lay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Internet layer (IP)‏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Network lay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Network access lay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Data-link layer</text:span></text:p>
                  </text:list-item>
                  <text:list-item>
                    <text:p text:style-name="P14"><text:span text:style-name="T2">Physical lay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88cm" svg:height="3.251cm" svg:x="1.398cm" svg:y="0.961cm" presentation:class="title" presentation:user-transformed="true">
          <draw:text-box>
            <text:p text:style-name="P6"><text:span text:style-name="T2">Bluetooth vs OSI</text:span></text:p>
          </draw:text-box>
        </draw:frame>
        <draw:frame presentation:style-name="pr13" draw:text-style-name="P2" draw:layer="layout" svg:width="25.188cm" svg:height="14.082cm" svg:x="1.398cm" svg:y="4.911cm" presentation:class="outline" presentation:user-transformed="true">
          <draw:text-box>
            <text:list text:style-name="L3">
              <text:list-item>
                <text:p text:style-name="P11"><text:span text:style-name="T2">Application protocol group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Application layer</text:span></text:p>
                  </text:list-item>
                  <text:list-item>
                    <text:p text:style-name="P12"><text:span text:style-name="T2">Presentation layer</text:span></text:p>
                  </text:list-item>
                  <text:list-item>
                    <text:p text:style-name="P12"><text:span text:style-name="T2">Session lay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Middleware protocol group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Transport layer</text:span></text:p>
                  </text:list-item>
                  <text:list-item>
                    <text:p text:style-name="P12"><text:span text:style-name="T2">Network lay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">Transport protocol group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Data-link layer</text:span></text:p>
                  </text:list-item>
                  <text:list-item>
                    <text:p text:style-name="P12"><text:span text:style-name="T2">Physical laye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61cm" svg:height="10.46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55cm" svg:height="12.556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95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91cm" text:min-label-width="0.794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86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9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06cm" fo:line-height="100%" fo:text-align="start" fo:text-indent="0cm" style:punctuation-wrap="simple" style:line-break="strict">
        <style:tab-stops>
          <style:tab-stop style:position="0.083cm"/>
          <style:tab-stop style:position="1.353cm"/>
          <style:tab-stop style:position="2.623cm"/>
          <style:tab-stop style:position="3.893cm"/>
          <style:tab-stop style:position="5.163cm"/>
          <style:tab-stop style:position="6.433cm"/>
          <style:tab-stop style:position="7.703cm"/>
          <style:tab-stop style:position="8.973cm"/>
          <style:tab-stop style:position="10.243cm"/>
          <style:tab-stop style:position="11.513cm"/>
          <style:tab-stop style:position="12.783cm"/>
          <style:tab-stop style:position="14.053cm"/>
          <style:tab-stop style:position="15.323cm"/>
          <style:tab-stop style:position="16.593cm"/>
          <style:tab-stop style:position="17.863cm"/>
          <style:tab-stop style:position="19.133cm"/>
          <style:tab-stop style:position="20.403cm"/>
          <style:tab-stop style:position="21.673cm"/>
          <style:tab-stop style:position="22.943cm"/>
          <style:tab-stop style:position="24.213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05cm" fo:line-height="100%" fo:text-align="start" fo:text-indent="0cm" style:punctuation-wrap="simple" style:line-break="strict">
        <style:tab-stops>
          <style:tab-stop style:position="0.154cm"/>
          <style:tab-stop style:position="1.424cm"/>
          <style:tab-stop style:position="2.694cm"/>
          <style:tab-stop style:position="3.964cm"/>
          <style:tab-stop style:position="5.234cm"/>
          <style:tab-stop style:position="6.504cm"/>
          <style:tab-stop style:position="7.774cm"/>
          <style:tab-stop style:position="9.044cm"/>
          <style:tab-stop style:position="10.314cm"/>
          <style:tab-stop style:position="11.584cm"/>
          <style:tab-stop style:position="12.854cm"/>
          <style:tab-stop style:position="14.124cm"/>
          <style:tab-stop style:position="15.394cm"/>
          <style:tab-stop style:position="16.664cm"/>
          <style:tab-stop style:position="17.934cm"/>
          <style:tab-stop style:position="19.204cm"/>
          <style:tab-stop style:position="20.474cm"/>
          <style:tab-stop style:position="21.744cm"/>
          <style:tab-stop style:position="23.014cm"/>
          <style:tab-stop style:position="24.28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03cm" fo:line-height="100%" fo:text-align="start" fo:text-indent="0cm" style:punctuation-wrap="simple" style:line-break="strict">
        <style:tab-stops>
          <style:tab-stop style:position="0.224cm"/>
          <style:tab-stop style:position="1.494cm"/>
          <style:tab-stop style:position="2.764cm"/>
          <style:tab-stop style:position="4.034cm"/>
          <style:tab-stop style:position="5.304cm"/>
          <style:tab-stop style:position="6.574cm"/>
          <style:tab-stop style:position="7.844cm"/>
          <style:tab-stop style:position="9.114cm"/>
          <style:tab-stop style:position="10.384cm"/>
          <style:tab-stop style:position="11.654cm"/>
          <style:tab-stop style:position="12.924cm"/>
          <style:tab-stop style:position="14.194cm"/>
          <style:tab-stop style:position="15.464cm"/>
          <style:tab-stop style:position="16.734cm"/>
          <style:tab-stop style:position="18.004cm"/>
          <style:tab-stop style:position="19.274cm"/>
          <style:tab-stop style:position="20.544cm"/>
          <style:tab-stop style:position="21.814cm"/>
          <style:tab-stop style:position="23.084cm"/>
          <style:tab-stop style:position="24.35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.295cm"/>
          <style:tab-stop style:position="1.565cm"/>
          <style:tab-stop style:position="2.835cm"/>
          <style:tab-stop style:position="4.105cm"/>
          <style:tab-stop style:position="5.375cm"/>
          <style:tab-stop style:position="6.645cm"/>
          <style:tab-stop style:position="7.915cm"/>
          <style:tab-stop style:position="9.185cm"/>
          <style:tab-stop style:position="10.455cm"/>
          <style:tab-stop style:position="11.725cm"/>
          <style:tab-stop style:position="12.995cm"/>
          <style:tab-stop style:position="14.265cm"/>
          <style:tab-stop style:position="15.535cm"/>
          <style:tab-stop style:position="16.805cm"/>
          <style:tab-stop style:position="18.075cm"/>
          <style:tab-stop style:position="19.345cm"/>
          <style:tab-stop style:position="20.615cm"/>
          <style:tab-stop style:position="21.885cm"/>
          <style:tab-stop style:position="23.155cm"/>
          <style:tab-stop style:position="24.42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76%" fo:text-align="start" fo:text-indent="0cm" style:punctuation-wrap="simple" style:line-break="strict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76%" fo:text-align="start" fo:text-indent="0cm" style:punctuation-wrap="simple" style:line-break="strict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76%" fo:text-align="start" fo:text-indent="0cm" style:punctuation-wrap="simple" style:line-break="strict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76%" fo:text-align="start" fo:text-indent="0cm" style:punctuation-wrap="simple" style:line-break="strict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76%" fo:text-align="start" fo:text-indent="0cm" style:punctuation-wrap="simple" style:line-break="strict">
        <style:tab-stops>
          <style:tab-stop style:position="0.366cm"/>
          <style:tab-stop style:position="1.636cm"/>
          <style:tab-stop style:position="2.906cm"/>
          <style:tab-stop style:position="4.176cm"/>
          <style:tab-stop style:position="5.446cm"/>
          <style:tab-stop style:position="6.716cm"/>
          <style:tab-stop style:position="7.986cm"/>
          <style:tab-stop style:position="9.256cm"/>
          <style:tab-stop style:position="10.526cm"/>
          <style:tab-stop style:position="11.796cm"/>
          <style:tab-stop style:position="13.066cm"/>
          <style:tab-stop style:position="14.336cm"/>
          <style:tab-stop style:position="15.606cm"/>
          <style:tab-stop style:position="16.876cm"/>
          <style:tab-stop style:position="18.146cm"/>
          <style:tab-stop style:position="19.416cm"/>
          <style:tab-stop style:position="20.686cm"/>
          <style:tab-stop style:position="21.956cm"/>
          <style:tab-stop style:position="23.22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6cm" text:min-label-width="0.6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94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95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76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31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="hidden" draw:shadow-color="#808080"/>
    </style:style>
    <style:style style:name="Mpr8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6cm" text:min-label-width="0.6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9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94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95cm"/>
        <style:text-properties fo:font-family="Wingdings" style:font-pitch="variable" style:font-charset="x-symbol" fo:color="#000000" fo:font-size="45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79cm" svg:height="3.489cm" svg:x="1.397cm" svg:y="0.838cm" presentation:class="title">
        <draw:text-box>
          <text:p>Click to edit the title text format</text:p>
        </draw:text-box>
      </draw:frame>
      <draw:frame presentation:style-name="Default-outline1" draw:layer="backgroundobjects" svg:width="25.179cm" svg:height="13.86cm" svg:x="1.397cm" svg:y="4.911cm" presentation:class="outline" presentation:placeholder="true">
        <draw:text-box/>
      </draw:frame>
      <draw:frame presentation:style-name="Mpr2" draw:text-style-name="MP3" draw:layer="backgroundobjects" svg:width="6.504cm" svg:height="1.43cm" svg:x="1.398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4" draw:layer="backgroundobjects" svg:width="8.859cm" svg:height="1.43cm" svg:x="9.577cm" svg:y="19.128cm" presentation:class="footer">
        <draw:text-box>
          <text:p text:style-name="MP4"><text:span text:style-name="MT3"><presentation:footer/></text:span></text:p>
        </draw:text-box>
      </draw:frame>
      <draw:frame presentation:style-name="Mpr4" draw:text-style-name="MP5" draw:layer="backgroundobjects" svg:width="6.504cm" svg:height="1.43cm" svg:x="20.073cm" svg:y="19.128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1cm" svg:x="3.81cm" svg:y="2.121cm" presentation:class="page"/>
        <draw:frame presentation:style-name="Default-notes" draw:layer="backgroundobjects" svg:width="17.255cm" svg:height="12.555cm" svg:x="2.16cm" svg:y="13.269cm" presentation:class="notes" presentation:placeholder="true">
          <draw:text-box/>
        </draw:frame>
        <draw:frame presentation:style-name="Mpr5" draw:text-style-name="MP3" draw:layer="backgroundobjects" svg:width="9.353cm" svg:height="1.381cm" svg:x="-0.001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6" draw:text-style-name="MP5" draw:layer="backgroundobjects" svg:width="9.353cm" svg:height="1.381cm" svg:x="12.218cm" svg:y="0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7" draw:text-style-name="MP3" draw:layer="backgroundobjects" svg:width="9.353cm" svg:height="1.381cm" svg:x="-0.001cm" svg:y="26.541cm" presentation:class="footer">
          <draw:text-box>
            <text:p text:style-name="MP3"><text:span text:style-name="MT3"><presentation:footer/></text:span></text:p>
          </draw:text-box>
        </draw:frame>
        <draw:frame presentation:style-name="Mpr8" draw:text-style-name="MP5" draw:layer="backgroundobjects" svg:width="9.353cm" svg:height="1.381cm" svg:x="12.218cm" svg:y="26.541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502</meta:generator>
    <dc:date>2012-08-20T13:56:45</dc:date>
    <dc:creator>Qijun Gu</dc:creator>
    <meta:editing-duration>PT4H4M37S</meta:editing-duration>
    <meta:editing-cycles>69</meta:editing-cycles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